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Helvetica, Arial, sans-serif"/>
    <style:font-face style:name="Roboto" svg:font-family="Roboto, Noto, sans-serif"/>
    <style:font-face style:name="monospace" svg:font-family="monospace, 'Droid Sans Mono', monospace, monospace, 'Droid Sans Fallback'"/>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61809"/>
    </style:style>
    <style:style style:name="P2" style:family="paragraph" style:parent-style-name="Standard">
      <style:text-properties officeooo:rsid="00069ecb" officeooo:paragraph-rsid="00069ecb"/>
    </style:style>
    <style:style style:name="P3" style:family="paragraph" style:parent-style-name="Standard">
      <style:text-properties fo:color="#820f71" style:font-name="monospace" fo:font-size="10.5pt" style:text-underline-style="solid" style:text-underline-width="auto" style:text-underline-color="font-color" fo:font-weight="normal" officeooo:rsid="00069ecb" officeooo:paragraph-rsid="00069ecb" fo:background-color="#ffffff"/>
    </style:style>
    <style:style style:name="P4" style:family="paragraph" style:parent-style-name="Standard">
      <style:text-properties fo:color="#000000" style:font-name="monospace" fo:font-size="10.5pt" style:text-underline-style="none" fo:font-weight="normal" officeooo:rsid="00069ecb" officeooo:paragraph-rsid="00069ecb" fo:background-color="#ffffff"/>
    </style:style>
    <style:style style:name="P5" style:family="paragraph" style:parent-style-name="Standard">
      <style:text-properties fo:font-variant="normal" fo:text-transform="none" fo:color="#a3238e" style:font-name="DejaVu Math TeX Gyre" fo:font-size="12pt" fo:letter-spacing="normal" fo:font-style="normal" style:text-underline-style="solid" style:text-underline-width="auto" style:text-underline-color="font-color" fo:font-weight="normal" officeooo:rsid="00069ecb" officeooo:paragraph-rsid="00069ecb" fo:background-color="#ffffff" style:font-size-asian="10.5pt" style:font-weight-asian="normal" style:font-size-complex="12pt" style:font-weight-complex="normal"/>
    </style:style>
    <style:style style:name="P6" style:family="paragraph" style:parent-style-name="Standard">
      <style:text-properties fo:font-variant="normal" fo:text-transform="none" fo:color="#a3238e" style:font-name="DejaVu Math TeX Gyre" fo:font-size="12pt" fo:letter-spacing="normal" fo:font-style="normal" style:text-underline-style="none" fo:font-weight="normal" officeooo:rsid="00069ecb" officeooo:paragraph-rsid="00069ecb" fo:background-color="#ffffff" style:font-size-asian="10.5pt" style:font-weight-asian="normal" style:font-size-complex="12pt" style:font-weight-complex="normal"/>
    </style:style>
    <style:style style:name="P7" style:family="paragraph" style:parent-style-name="Standard">
      <style:text-properties fo:font-variant="normal" fo:text-transform="none" fo:color="#000000" style:font-name="DejaVu Math TeX Gyre" fo:letter-spacing="normal" fo:font-style="normal" fo:font-weight="normal" officeooo:paragraph-rsid="000e4345"/>
    </style:style>
    <style:style style:name="P8" style:family="paragraph" style:parent-style-name="Standard">
      <style:text-properties fo:font-variant="normal" fo:text-transform="none" fo:color="#000000" style:font-name="DejaVu Math TeX Gyre" fo:font-size="12pt" fo:letter-spacing="normal" fo:font-style="normal" style:text-underline-style="none" fo:font-weight="normal" officeooo:rsid="00069ecb" officeooo:paragraph-rsid="00069ecb" fo:background-color="#ffffff" style:font-size-asian="10.5pt" style:font-weight-asian="normal" style:font-size-complex="12pt" style:font-weight-complex="normal"/>
    </style:style>
    <style:style style:name="P9" style:family="paragraph" style:parent-style-name="Standard">
      <style:text-properties fo:font-variant="normal" fo:text-transform="none" fo:color="#000000" style:font-name="DejaVu Math TeX Gyre" fo:font-size="12pt" fo:letter-spacing="normal" fo:font-style="normal" style:text-underline-style="none" fo:font-weight="normal" officeooo:rsid="0007b40e" officeooo:paragraph-rsid="0007b40e" fo:background-color="#ffffff" style:font-size-asian="10.5pt" style:font-weight-asian="normal" style:font-size-complex="12pt" style:font-weight-complex="normal"/>
    </style:style>
    <style:style style:name="P10" style:family="paragraph" style:parent-style-name="Standard">
      <style:text-properties fo:font-variant="normal" fo:text-transform="none" fo:color="#000000" style:font-name="DejaVu Math TeX Gyre" fo:font-size="12pt" fo:letter-spacing="normal" fo:font-style="normal" style:text-underline-style="none" fo:font-weight="normal" officeooo:rsid="00084b82" officeooo:paragraph-rsid="00084b82" fo:background-color="#ffffff" style:font-size-asian="10.5pt" style:font-weight-asian="normal" style:font-size-complex="12pt" style:font-weight-complex="normal"/>
    </style:style>
    <style:style style:name="P11" style:family="paragraph" style:parent-style-name="Standard">
      <style:text-properties fo:font-variant="normal" fo:text-transform="none" fo:color="#000000" style:font-name="DejaVu Math TeX Gyre" fo:font-size="12pt" fo:letter-spacing="normal" fo:font-style="normal" style:text-underline-style="none" fo:font-weight="normal" officeooo:rsid="00084b82" officeooo:paragraph-rsid="000e4345" fo:background-color="#ffffff" style:font-size-asian="10.5pt" style:font-weight-asian="normal" style:font-size-complex="12pt" style:font-weight-complex="normal"/>
    </style:style>
    <style:style style:name="P12" style:family="paragraph" style:parent-style-name="Standard">
      <style:text-properties fo:font-variant="normal" fo:text-transform="none" fo:color="#000000" style:font-name="DejaVu Math TeX Gyre" fo:font-size="12pt" fo:letter-spacing="normal" fo:font-style="normal" style:text-underline-style="none" fo:font-weight="normal" officeooo:rsid="000e4345" officeooo:paragraph-rsid="000e4345" fo:background-color="#ffffff" style:font-size-asian="10.5pt" style:font-weight-asian="normal" style:font-size-complex="12pt" style:font-weight-complex="normal"/>
    </style:style>
    <style:style style:name="P13" style:family="paragraph" style:parent-style-name="Standard">
      <style:text-properties fo:font-variant="normal" fo:text-transform="none" fo:color="#000000" style:font-name="DejaVu Math TeX Gyre" fo:font-size="12pt" fo:letter-spacing="normal" fo:font-style="normal" style:text-underline-style="none" fo:font-weight="normal" officeooo:rsid="000a1864" officeooo:paragraph-rsid="000a1864" fo:background-color="#ffffff" style:font-size-asian="10.5pt" style:font-weight-asian="normal" style:font-size-complex="12pt" style:font-weight-complex="normal"/>
    </style:style>
    <style:style style:name="P14" style:family="paragraph" style:parent-style-name="Standard">
      <style:text-properties fo:font-variant="normal" fo:text-transform="none" fo:color="#000000" style:font-name="DejaVu Math TeX Gyre" fo:font-size="12pt" fo:letter-spacing="normal" fo:font-style="normal" style:text-underline-style="none" fo:font-weight="normal" officeooo:rsid="000d7b39" officeooo:paragraph-rsid="000d7b39" fo:background-color="#ffffff" style:font-size-asian="10.5pt" style:font-weight-asian="normal" style:font-size-complex="12pt" style:font-weight-complex="normal"/>
    </style:style>
    <style:style style:name="P15" style:family="paragraph" style:parent-style-name="Standard">
      <style:text-properties fo:font-variant="normal" fo:text-transform="none" fo:color="#000000" style:font-name="DejaVu Math TeX Gyre" fo:font-size="12pt" fo:letter-spacing="normal" fo:font-style="normal" style:text-underline-style="none" fo:font-weight="bold" officeooo:rsid="0007b40e" officeooo:paragraph-rsid="0007b40e" fo:background-color="#ffffff" style:font-size-asian="10.5pt" style:font-weight-asian="bold" style:font-size-complex="12pt" style:font-weight-complex="bold"/>
    </style:style>
    <style:style style:name="P16" style:family="paragraph" style:parent-style-name="Standard">
      <style:text-properties fo:font-variant="normal" fo:text-transform="none" fo:color="#000000" style:font-name="DejaVu Math TeX Gyre" fo:letter-spacing="normal" fo:font-style="normal" fo:font-weight="normal" officeooo:rsid="000f6c4c" officeooo:paragraph-rsid="000f6c4c"/>
    </style:style>
    <style:style style:name="P17" style:family="paragraph" style:parent-style-name="Standard">
      <style:text-properties fo:font-variant="normal" fo:text-transform="none" fo:color="#000000" style:font-name="DejaVu Math TeX Gyre" fo:letter-spacing="normal" fo:font-style="normal" fo:font-weight="normal" officeooo:rsid="000ff0ef" officeooo:paragraph-rsid="000ff0ef"/>
    </style:style>
    <style:style style:name="P18" style:family="paragraph" style:parent-style-name="Standard">
      <style:text-properties fo:font-variant="normal" fo:text-transform="none" fo:color="#000000" style:font-name="DejaVu Math TeX Gyre" fo:letter-spacing="normal" fo:font-style="normal" fo:font-weight="normal" officeooo:paragraph-rsid="000ff0ef"/>
    </style:style>
    <style:style style:name="P19" style:family="paragraph" style:parent-style-name="Standard">
      <style:text-properties fo:font-variant="normal" fo:text-transform="none" fo:color="#000000" style:font-name="DejaVu Math TeX Gyre" fo:letter-spacing="normal" fo:font-style="normal" fo:font-weight="normal" officeooo:rsid="00120129" officeooo:paragraph-rsid="00120129" style:font-weight-asian="normal" style:font-weight-complex="normal"/>
    </style:style>
    <style:style style:name="P20" style:family="paragraph" style:parent-style-name="Standard">
      <style:text-properties fo:font-variant="normal" fo:text-transform="none" fo:color="#000000" style:font-name="DejaVu Math TeX Gyre" fo:letter-spacing="normal" fo:font-style="normal" fo:font-weight="bold" officeooo:rsid="00101866" officeooo:paragraph-rsid="00101866" style:font-weight-asian="bold" style:font-weight-complex="bold"/>
    </style:style>
    <style:style style:name="P21" style:family="paragraph" style:parent-style-name="Standard">
      <style:text-properties fo:font-variant="normal" fo:text-transform="none" fo:color="#000000" style:font-name="DejaVu Math TeX Gyre" fo:letter-spacing="normal" fo:font-style="normal" fo:font-weight="bold" officeooo:rsid="00120129" officeooo:paragraph-rsid="00120129" style:font-weight-asian="bold" style:font-weight-complex="bold"/>
    </style:style>
    <style:style style:name="P22" style:family="paragraph" style:parent-style-name="Standard">
      <style:text-properties fo:font-variant="normal" fo:text-transform="none" fo:color="#000000" style:font-name="DejaVu Math TeX Gyre" fo:letter-spacing="normal" fo:font-style="normal" fo:font-weight="bold" officeooo:rsid="0012fba1" officeooo:paragraph-rsid="0012fba1" style:font-weight-asian="bold" style:font-weight-complex="bold"/>
    </style:style>
    <style:style style:name="P23" style:family="paragraph" style:parent-style-name="Standard">
      <style:text-properties fo:font-variant="normal" fo:text-transform="none" fo:color="#000000" style:font-name="DejaVu Math TeX Gyre" fo:letter-spacing="normal" fo:font-style="normal" fo:font-weight="bold" officeooo:rsid="0013bbe2" officeooo:paragraph-rsid="0013bbe2" style:font-weight-asian="bold" style:font-weight-complex="bold"/>
    </style:style>
    <style:style style:name="P24" style:family="paragraph" style:parent-style-name="Standard">
      <style:text-properties fo:font-variant="normal" fo:text-transform="none" fo:color="#000000" style:font-name="DejaVu Math TeX Gyre" fo:letter-spacing="normal" fo:font-style="normal" fo:font-weight="bold" officeooo:rsid="0016f43a" officeooo:paragraph-rsid="0016f43a" style:font-weight-asian="bold" style:font-weight-complex="bold"/>
    </style:style>
    <style:style style:name="P25" style:family="paragraph" style:parent-style-name="Standard">
      <style:text-properties fo:font-variant="normal" fo:text-transform="none" style:font-name="DejaVu Math TeX Gyre" fo:font-size="12pt" fo:letter-spacing="normal" fo:font-style="normal" style:text-underline-style="none" fo:font-weight="normal" officeooo:rsid="00061809" officeooo:paragraph-rsid="00061809" style:font-size-asian="10.5pt" style:font-weight-asian="normal" style:font-size-complex="12pt" style:font-weight-complex="normal"/>
    </style:style>
    <style:style style:name="P26" style:family="paragraph" style:parent-style-name="Standard">
      <style:text-properties fo:font-variant="normal" fo:text-transform="none" style:font-name="DejaVu Math TeX Gyre" fo:font-size="12pt" fo:letter-spacing="normal" fo:font-style="normal" style:text-underline-style="none" fo:font-weight="normal" officeooo:rsid="00069ecb" officeooo:paragraph-rsid="00069ecb" style:font-size-asian="10.5pt" style:font-weight-asian="normal" style:font-size-complex="12pt" style:font-weight-complex="normal"/>
    </style:style>
    <style:style style:name="P27" style:family="paragraph" style:parent-style-name="Standard">
      <style:text-properties style:font-name="DejaVu Math TeX Gyre" fo:font-size="18pt" style:text-underline-style="solid" style:text-underline-width="auto" style:text-underline-color="font-color" fo:font-weight="bold" officeooo:rsid="00061809" officeooo:paragraph-rsid="00061809" style:font-size-asian="15.75pt" style:font-weight-asian="bold" style:font-size-complex="18pt" style:font-weight-complex="bold"/>
    </style:style>
    <style:style style:name="P28" style:family="paragraph" style:parent-style-name="Standard">
      <style:text-properties style:font-name="DejaVu Math TeX Gyre" fo:font-size="12pt" style:text-underline-style="none" fo:font-weight="bold" officeooo:rsid="00061809" officeooo:paragraph-rsid="00061809" style:font-size-asian="10.5pt" style:font-weight-asian="bold" style:font-size-complex="12pt" style:font-weight-complex="bold"/>
    </style:style>
    <style:style style:name="P29" style:family="paragraph" style:parent-style-name="Standard">
      <style:text-properties style:font-name="DejaVu Math TeX Gyre" officeooo:paragraph-rsid="00069ecb"/>
    </style:style>
    <style:style style:name="P30" style:family="paragraph" style:parent-style-name="Standard">
      <style:text-properties fo:color="#000000" style:font-name="DejaVu Math TeX Gyre" fo:font-size="10.5pt" style:text-underline-style="none" fo:font-weight="normal" officeooo:rsid="00069ecb" officeooo:paragraph-rsid="00069ecb" fo:background-color="#ffffff"/>
    </style:style>
    <style:style style:name="P31" style:family="paragraph" style:parent-style-name="Standard">
      <style:text-properties fo:color="#000000" style:font-name="DejaVu Math TeX Gyre" style:text-underline-style="none" fo:font-weight="normal" officeooo:rsid="0007b40e" officeooo:paragraph-rsid="0007b40e" fo:background-color="#ffffff" style:font-weight-asian="normal" style:font-weight-complex="normal"/>
    </style:style>
    <style:style style:name="P32" style:family="paragraph" style:parent-style-name="Standard">
      <style:text-properties fo:color="#000000" style:font-name="DejaVu Math TeX Gyre" style:text-underline-style="none" fo:font-weight="normal" officeooo:rsid="00084b82" officeooo:paragraph-rsid="00084b82" fo:background-color="#ffffff" style:font-weight-asian="normal" style:font-weight-complex="normal"/>
    </style:style>
    <style:style style:name="P33" style:family="paragraph" style:parent-style-name="Text_20_body">
      <style:text-properties fo:color="#000000" style:font-name="DejaVu Math TeX Gyre"/>
    </style:style>
    <style:style style:name="T1" style:family="text">
      <style:text-properties fo:font-variant="normal" fo:text-transform="none" fo:color="#5c2d91" style:font-name="DejaVu Math TeX Gyre" fo:font-size="12pt" fo:letter-spacing="normal" fo:font-style="normal" style:text-underline-style="none" fo:font-weight="normal" style:font-size-asian="10.5pt" style:font-weight-asian="normal" style:font-size-complex="12pt" style:font-weight-complex="normal"/>
    </style:style>
    <style:style style:name="T2" style:family="text">
      <style:text-properties fo:font-variant="normal" fo:text-transform="none" fo:color="#820f71" fo:font-size="12pt" fo:letter-spacing="normal" fo:font-style="normal" style:text-underline-style="solid" style:text-underline-width="auto" style:text-underline-color="font-color" fo:font-weight="normal" fo:background-color="#ffffff" loext:char-shading-value="0" style:font-size-asian="10.5pt" style:font-weight-asian="normal" style:font-size-complex="12pt" style:font-weight-complex="normal"/>
    </style:style>
    <style:style style:name="T3" style:family="text">
      <style:text-properties fo:font-variant="normal" fo:text-transform="none" fo:color="#820f71" style:font-name="DejaVu Math TeX Gyre" fo:font-size="12pt" fo:letter-spacing="normal" fo:font-style="normal" fo:font-weight="normal" style:font-weight-asian="normal" style:font-weight-complex="normal"/>
    </style:style>
    <style:style style:name="T4" style:family="text">
      <style:text-properties fo:font-variant="normal" fo:text-transform="none" fo:color="#820f71" style:font-name="DejaVu Math TeX Gyre" fo:font-size="12pt" fo:letter-spacing="normal" fo:font-style="normal" style:text-underline-style="none" fo:font-weight="normal" style:font-size-asian="10.5pt" style:font-weight-asian="normal" style:font-size-complex="12pt" style:font-weight-complex="normal"/>
    </style:style>
    <style:style style:name="T5" style:family="text">
      <style:text-properties fo:font-variant="normal" fo:text-transform="none" fo:color="#a3238e" style:font-name="DejaVu Math TeX Gyre" fo:font-size="12pt" fo:letter-spacing="normal" fo:font-style="normal" style:font-size-asian="10.5pt" style:font-weight-asian="normal" style:font-size-complex="12pt" style:font-weight-complex="normal"/>
    </style:style>
    <style:style style:name="T6" style:family="text">
      <style:text-properties fo:font-variant="normal" fo:text-transform="none" fo:font-size="12pt" fo:letter-spacing="normal" fo:font-style="normal" style:text-underline-style="none" fo:font-weight="normal" officeooo:rsid="00069ecb" style:font-size-asian="10.5pt" style:font-weight-asian="normal" style:font-size-complex="12pt" style:font-weight-complex="normal"/>
    </style:style>
    <style:style style:name="T7" style:family="text">
      <style:text-properties fo:font-variant="normal" fo:text-transform="none" fo:font-size="12pt" fo:letter-spacing="normal" fo:font-style="normal" style:font-size-asian="10.5pt" style:font-weight-asian="normal" style:font-size-complex="12pt" style:font-weight-complex="normal"/>
    </style:style>
    <style:style style:name="T8" style:family="text">
      <style:text-properties fo:font-variant="normal" fo:text-transform="none" fo:font-size="12pt" fo:letter-spacing="normal" fo:font-style="normal" officeooo:rsid="0007b40e" style:font-size-asian="10.5pt" style:font-weight-asian="normal" style:font-size-complex="12pt" style:font-weight-complex="normal"/>
    </style:style>
    <style:style style:name="T9" style:family="text">
      <style:text-properties fo:font-variant="normal" fo:text-transform="none" fo:font-size="12pt" fo:letter-spacing="normal" fo:font-style="normal" style:font-size-asian="10.5pt" style:font-size-complex="12pt"/>
    </style:style>
    <style:style style:name="T10" style:family="text">
      <style:text-properties fo:font-variant="normal" fo:text-transform="none" fo:font-size="12pt" fo:letter-spacing="normal" fo:font-style="normal" officeooo:rsid="000a1864" style:font-size-asian="10.5pt" style:font-size-complex="12pt"/>
    </style:style>
    <style:style style:name="T11" style:family="text">
      <style:text-properties fo:font-variant="normal" fo:text-transform="none" fo:font-size="12pt" fo:letter-spacing="normal" fo:font-style="normal" officeooo:rsid="000bc05d" style:font-size-asian="10.5pt" style:font-size-complex="12pt"/>
    </style:style>
    <style:style style:name="T12" style:family="text">
      <style:text-properties fo:font-variant="normal" fo:text-transform="none" style:font-name="DejaVu Math TeX Gyre" fo:font-size="12pt" fo:letter-spacing="normal" fo:font-style="normal" style:text-underline-style="none" fo:font-weight="normal" style:font-size-asian="10.5pt" style:font-weight-asian="normal" style:font-size-complex="12pt" style:font-weight-complex="normal"/>
    </style:style>
    <style:style style:name="T13" style:family="text">
      <style:text-properties fo:font-variant="normal" fo:text-transform="none" style:font-name="DejaVu Math TeX Gyre" fo:font-size="12pt" fo:letter-spacing="normal" fo:font-style="normal" style:font-size-asian="10.5pt" style:font-weight-asian="normal" style:font-size-complex="12pt" style:font-weight-complex="normal"/>
    </style:style>
    <style:style style:name="T14" style:family="text">
      <style:text-properties officeooo:rsid="000d7b39"/>
    </style:style>
    <style:style style:name="T15" style:family="text">
      <style:text-properties fo:font-size="12pt"/>
    </style:style>
    <style:style style:name="T16" style:family="text">
      <style:text-properties fo:font-size="12pt" style:font-weight-asian="normal" style:font-weight-complex="normal"/>
    </style:style>
    <style:style style:name="T17" style:family="text">
      <style:text-properties fo:font-size="12pt" officeooo:rsid="000ff0ef"/>
    </style:style>
    <style:style style:name="T18" style:family="text">
      <style:text-properties fo:font-weight="normal" style:font-weight-asian="normal" style:font-weight-complex="normal"/>
    </style:style>
    <style:style style:name="T19" style:family="text">
      <style:text-properties fo:font-weight="normal" officeooo:rsid="00120129" style:font-weight-asian="normal" style:font-weight-complex="normal"/>
    </style:style>
    <style:style style:name="T20" style:family="text">
      <style:text-properties fo:font-weight="normal" officeooo:rsid="0012fba1" style:font-weight-asian="normal" style:font-weight-complex="normal"/>
    </style:style>
    <style:style style:name="T21" style:family="text">
      <style:text-properties fo:font-weight="normal" officeooo:rsid="0013bbe2" style:font-weight-asian="normal" style:font-weight-complex="normal"/>
    </style:style>
    <style:style style:name="T22" style:family="text">
      <style:text-properties fo:font-weight="normal" officeooo:rsid="0014f63f" style:font-weight-asian="normal" style:font-weight-complex="normal"/>
    </style:style>
    <style:style style:name="T23" style:family="text">
      <style:text-properties style:font-weight-asian="normal" style:font-weight-complex="normal"/>
    </style:style>
    <style:style style:name="T24" style:family="text">
      <style:text-properties officeooo:rsid="000ff0ef" style:font-weight-asian="normal" style:font-weight-complex="normal"/>
    </style:style>
    <style:style style:name="T25" style:family="text">
      <style:text-properties style:font-name="DejaVu Math TeX Gyre" fo:font-size="12pt" style:text-underline-style="none" fo:font-weight="bold" officeooo:rsid="00061809" style:font-size-asian="10.5pt" style:font-weight-asian="bold" style:font-size-complex="12pt" style:font-weight-complex="bold"/>
    </style:style>
    <style:style style:name="T26" style:family="text">
      <style:text-properties style:font-name="DejaVu Math TeX Gyre" fo:font-size="12pt" style:text-underline-style="none" fo:font-weight="normal" officeooo:rsid="00061809" style:font-size-asian="10.5pt" style:font-weight-asian="normal" style:font-size-complex="12pt" style:font-weight-complex="normal"/>
    </style:style>
    <style:style style:name="T27" style:family="text">
      <style:text-properties style:font-name="DejaVu Math TeX Gyre" fo:font-size="12pt" style:text-underline-style="none" officeooo:rsid="000e4345" fo:background-color="#ffffff" loext:char-shading-value="0" style:font-size-asian="10.5pt" style:font-weight-asian="normal" style:font-size-complex="12pt" style:font-weight-complex="normal"/>
    </style:style>
    <style:style style:name="T28" style:family="text">
      <style:text-properties style:font-name="DejaVu Math TeX Gyre" style:font-weight-asian="normal" style:font-weight-complex="normal"/>
    </style:style>
    <style:style style:name="T29" style:family="text">
      <style:text-properties officeooo:rsid="0014f63f"/>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CENE DEPICTION WORKFLOW</text:p>
      <text:p text:style-name="P27"/>
      <text:p text:style-name="P28">Task 1: Finding Datasets</text:p>
      <text:p text:style-name="P1"><text:span text:style-name="T25">1. </text:span><text:span text:style-name="T26">Flickr8: Datalink: </text:span><text:a xlink:type="simple" xlink:href="https://www.kaggle.com/adityajn105/flickr8k" text:style-name="Internet_20_link" text:visited-style-name="Visited_20_Internet_20_Link"><text:span text:style-name="T3">https://www.kaggle.com/adityajn105/flickr8k</text:span></text:a></text:p>
      <text:p text:style-name="P25">Dataset description: <text:s/>It contains 8000 iages with 5 captions each.</text:p>
      <text:p text:style-name="P25"/>
      <text:p text:style-name="P25">2. Microsoft COCO (Common Objects in Context) dataset:</text:p>
      <text:p text:style-name="P2"><text:span text:style-name="T12">Dataset home:</text:span><text:span text:style-name="T1"> </text:span><text:a xlink:type="simple" xlink:href="https://cocodataset.org/#home" text:style-name="Internet_20_link" text:visited-style-name="Visited_20_Internet_20_Link"><text:span text:style-name="T4">https://cocodataset.org/#home</text:span></text:a></text:p>
      <text:p text:style-name="P26">Description: It contains - </text:p>
      <text:p text:style-name="P26">Under images directory: 2014 Train images[83K/13GB], 2014 Val images[41K/6GB], 2014 Test images[41K/6GB]</text:p>
      <text:p text:style-name="P26">Under Annotations: captions_train2014.json, captions_val2014.json, instances_train2014.json and instances_val2014.json.</text:p>
      <text:p text:style-name="P29"><text:span text:style-name="T6">Data Links: </text:span><text:span text:style-name="T2">http://images.cocodataset.org/annotations/annotations_trainval2014.zip</text:span></text:p>
      <text:p text:style-name="P3"><text:a xlink:type="simple" xlink:href="http://images.cocodataset.org/zips/train2014.zip" text:style-name="Internet_20_link" text:visited-style-name="Visited_20_Internet_20_Link"><text:span text:style-name="T5">http://images.cocodataset.org/zips/train2014.zip</text:span></text:a></text:p>
      <text:p text:style-name="P5"/>
      <text:p text:style-name="P8">3. Google Conceptual Captions Dataset:</text:p>
      <text:p text:style-name="P4"><text:span text:style-name="T13">Dataset Home: </text:span><text:a xlink:type="simple" xlink:href="https://ai.google.com/research/ConceptualCaptions/download" text:style-name="Internet_20_link" text:visited-style-name="Visited_20_Internet_20_Link"><text:span text:style-name="T13">https://ai.google.com/research/ConceptualCaptions/download</text:span></text:a></text:p>
      <text:p text:style-name="P30"><text:span text:style-name="T8">T</text:span><text:span text:style-name="T7">he Training split consists of 3,318,333 image-URL/caption pairs, with a total number of 51,201 total token types in the captions (i.e., total vocabulary). The average number of tokens per captions is 10.3 (standard deviation of 4.5), while the median is 9.0 tokens per caption. The Validation split consists of 15,840 image-URL/caption pairs, with similar statistics.<text:line-break/></text:span></text:p>
      <text:p text:style-name="P6"/>
      <text:p text:style-name="P15">Task 2: Training Image Captioning Model</text:p>
      <text:p text:style-name="P9"/>
      <text:p text:style-name="P9">TASK 2.1: Training LSTM Model with Flickr 8K</text:p>
      <text:p text:style-name="P9">Steps: </text:p>
      <text:p text:style-name="P9">1. Download dataset from kaggle to drive and load data in colab.</text:p>
      <text:p text:style-name="P9">2. Creating captions dictionary with image name as key and caption as value.</text:p>
      <text:p text:style-name="P9">Issue: Difference in required image and caption instances: Pop unrequired instance ‘’ from captions dictionary.</text:p>
      <text:p text:style-name="P9">3. Preprocessing captions text: Lowering, removing punctuation, removing non alpha-numerics and chars of length 1.</text:p>
      <text:p text:style-name="P9">4. Splitting data with 20% test and 80% training.</text:p>
      <text:p text:style-name="P9">5. Saving training and test captions file, finding count of unique words in vocabulary.</text:p>
      <text:p text:style-name="P9">6. Preprocessing images: Resizing images to 299,299 to make them compatible to be taken as InceptionV3 input; converting image to array and expanding its dimension.</text:p>
      <text:p text:style-name="P31"><text:span text:style-name="T9">7. Downloading InceptionV3 model, and loading model with it’s last 2 layers removed to extract feature vectors of images. </text:span><text:span text:style-name="T11">Every images is converted to a feature vector dimension (2048).</text:span></text:p>
      <text:p text:style-name="P10">8. Encoding images in dictionary with image name as key and feature vector as value and saving training and test encoding files.</text:p>
      <text:p text:style-name="P10"><text:soft-page-break/></text:p>
      <text:p text:style-name="P10"/>
      <text:p text:style-name="P12">Attempt - 1</text:p>
      <text:p text:style-name="P11">9. Loading train and test captions. Preprocessing train captions, adding start and end tokens to caption.</text:p>
      <text:p text:style-name="P10">10. Filtering words out with frequency less than minimum threshold[minimum threshold:10]. Creating word to index and index to word dictionaries. Obtaining maximum length of caption. [34]</text:p>
      <text:p text:style-name="P10">11. Defining custom image data generator to load images and captions directly from directories for training (avoiding need of loading all data in RAM). Preprocessing captions before forwarding for training, padding captions to maximum length, converting words to indexes. For every image, caption pair: It is divided into 3 arrays: Each instance has input sequence one word greater than previous input sequence starting from first word of caption till length -1 of caption, output sequenc is the very next word following input sequence, image array contains the same image feature vector for every instance.</text:p>
      <text:p text:style-name="P32"><text:span text:style-name="T9">12. Downloading pretrained word embedding file glove </text:span><text:span text:style-name="T10">(Global Vectors for Word Representation by Stanford). Word embedding is file that contains a vector corresponding to every word in that. Embedding used here has 4,00,000 word vectors with dimension 200. Loading word embedding file.</text:span></text:p>
      <text:p text:style-name="P13">13. Creating embedding matrix for top 10,000 words in our captions vocabulary, only if that word is in embedding.</text:p>
      <text:p text:style-name="P13">14. Defining model: <text:span text:style-name="T14">Adding input layer, dropout, dense, embedding, lstm. Compiling model.</text:span></text:p>
      <text:p text:style-name="P14">15. Training the model: initialize model parameters and start training loop with loading data from generator previously defined.</text:p>
      <text:p text:style-name="P14">Issue: No gradients provided for any variable training error: Issue unresolved till now!</text:p>
      <text:p text:style-name="P14"/>
      <text:p text:style-name="P12">Attempt – 2</text:p>
      <text:p text:style-name="P12">16. Loading captions and encodings into memory. Creating tokens from captions.</text:p>
      <text:p text:style-name="P12">17. Generating sequences (similar to step 11) for training and test data.</text:p>
      <text:p text:style-name="P12">18. Defining and building model, defining callbacks to save model with least validation loss.</text:p>
      <text:p text:style-name="P12">19. Training: training model was done successfully.</text:p>
      <text:p text:style-name="P12">Issue: Whole data had to be loaded into memory so training could not be done on large dataset, only a subset of 8,000 images was used: Memory issue unresolved!</text:p>
      <text:p text:style-name="P12">20. Predicting caption for an image from trained model.</text:p>
      <text:p text:style-name="P12">21. Evaluating performance of model.</text:p>
      <text:p text:style-name="P12"/>
      <text:p text:style-name="P12"/>
      <text:p text:style-name="P12">Attempt - 3 </text:p>
      <text:p text:style-name="P12">22. Training with progressive loading to avoid memory loss using generators.</text:p>
      <text:p text:style-name="P12">Issue: Same issue of no gradients: Issue unresolved!</text:p>
      <text:p text:style-name="P12"/>
      <text:p text:style-name="P12"><text:soft-page-break/>TASK 2.2 Image Captioning with Visual Attention Model</text:p>
      <text:p text:style-name="P12">Tensorflow official tutorial: <text:s/>https://www.tensorflow.org/tutorials/text/image_captioning</text:p>
      <text:p text:style-name="P7"><text:span text:style-name="T27">Model Architecture Source: Paper - </text:span><text:span text:style-name="T28">Show, Attend and Tell: Neural Image Caption Generation with Visual Attention: </text:span><text:a xlink:type="simple" xlink:href="https://arxiv.org/abs/1502.03044" text:style-name="Internet_20_link" text:visited-style-name="Visited_20_Internet_20_Link"><text:span text:style-name="T28">https://arxiv.org/abs/1502.03044</text:span></text:a></text:p>
      <text:p text:style-name="P16"><text:span text:style-name="T23">Steps:</text:span></text:p>
      <text:p text:style-name="P16"><text:span text:style-name="T23">1. Removing unrequired files from colab space to increase disk space. Loading modules.</text:span></text:p>
      <text:p text:style-name="P16"><text:span text:style-name="T23">2. Downloading Microsoft COCO Dataset images and annotations files. Unzipping the contents and removing zipped files. Images size – 13GB</text:span></text:p>
      <text:p text:style-name="P16"><text:span text:style-name="T23">Annotations – 806MB.</text:span></text:p>
      <text:p text:style-name="P16"><text:span text:style-name="T23">3. Subsetting a sample from whole dataset for training. No of examples used – 50,000. Addidng start and end tokens to captions.</text:span></text:p>
      <text:p text:style-name="P16"><text:span text:style-name="T23">4. Downloading InceptionV3 model to preprocess images and convert them into feature vectors of dim (2048, 1).</text:span></text:p>
      <text:p text:style-name="P16"><text:span text:style-name="T23">5. Resizing the images and preprocessing them to make compatible with InceptionV3 input format. Extracting feature vectors from images and caching features in disk </text:span><text:span text:style-name="T24">as numpy array</text:span><text:span text:style-name="T23">.</text:span></text:p>
      <text:p text:style-name="P16"><text:span text:style-name="T23">6. Tokenizing text to sequences, removing punctuations, calculating maximum caption length.</text:span></text:p>
      <text:p text:style-name="P16"><text:span text:style-name="T23">7. Connecting with drive to save model and tokenizer file. Padding the sequences to make them of equal length.</text:span></text:p>
      <text:p text:style-name="P16"><text:span text:style-name="T23">8. Spliting data into training and testing sets.</text:span></text:p>
      <text:p text:style-name="P16"><text:span text:style-name="T23">9. Initializing training parameters, and defining mapping function for image name and its caption.</text:span></text:p>
      <text:p text:style-name="P17"><text:span text:style-name="T23">10. Preparing loading of data in parallel while training.</text:span></text:p>
      <text:p text:style-name="P18"><text:span text:style-name="T24">11. Defining model architecture inspired by Show, Attend and Tell Paper. </text:span><text:span text:style-name="T16">Extract features from lower convolutional layer of InceptionV3 giving us vector of shape (8, 8, 2048). </text:span><text:span text:style-name="T15">Squash</text:span><text:span text:style-name="T17">ing</text:span><text:span text:style-name="T15"> that to shape of (64, 2048). Pass</text:span><text:span text:style-name="T17">ing</text:span><text:span text:style-name="T15"> this vector through CNN Encoder (which consists of a single Fully connected layer). The RNN (here GRU) attends over image to predict the next word.</text:span></text:p>
      <text:p text:style-name="P17"><text:span text:style-name="T15">12. Building model architecture, defining loss function, optimizer and call backs to keep last 5 epochs model.</text:span></text:p>
      <text:p text:style-name="P17"><text:span text:style-name="T15">13. Training: Training on 50,000 images subset was done successfully. Plotting loss during training.</text:span></text:p>
      <text:p text:style-name="P17"><text:span text:style-name="T15">14. Evaluating model performance by predicting caption on new image and also plotting its attention plot with above mentioned preprocessing steps on images, and generating caption.</text:span></text:p>
      <text:p text:style-name="P17"><text:span text:style-name="T15">Datasize issue: The caching of feature vectors takes lots of disk space so training could only be done on max 50,000 images: Training on whole data unresolved!</text:span></text:p>
      <text:p text:style-name="P17"><text:span text:style-name="T23"/></text:p>
      <text:p text:style-name="P17"><text:span text:style-name="T23"/></text:p>
      <text:p text:style-name="P20">Task 3: Predicting Caption from video locally</text:p>
      <text:p text:style-name="P20">Steps:</text:p>
      <text:p text:style-name="P19">The checkpoints folder containing trained model is not pushed in repository due to large size. It’s downloadable link will be added to github readme. Place the tokenizer file in visual attention model directory.</text:p>
      <text:p text:style-name="P20"><text:soft-page-break/>1. <text:span text:style-name="T18">Downloading the trained model checkpoints directory and tokenizer file and setting them in directory accordingly keeping track of paths to change.</text:span></text:p>
      <text:p text:style-name="P20"><text:span text:style-name="T18">2. Loading the trained model and tokenizer file, defining required preprocessing functions, encoder and decoders in Visual_Attention_Model.py under Image_Captioning/Visual Attention Model.</text:span></text:p>
      <text:p text:style-name="P20"><text:span text:style-name="T18">3. </text:span><text:span text:style-name="T19">Defining predict_caption function in Predict_cap.py to take an image as input save it in predicted images and use the path of saved image to pass to evaluate function of image captioning model to get caption and attention plot. Pass the caption in return.</text:span></text:p>
      <text:p text:style-name="P21"><text:span text:style-name="T18">4. Caption_from_video.py : Take a video url (youtube) or local path, play video on pressing key c stop current frame, and pass the current frame to predict_caption function to get the caption. Remove any unknown word from caption. Convert the caption to audio file using gtts and save it as mp3. Play the mp3 audio caption using vlc media player python API.</text:span></text:p>
      <text:p text:style-name="P21"><text:span text:style-name="T18">5. Add some sample videos for testing or use youtube video links. Youtube videos are being played using pafy.</text:span></text:p>
      <text:p text:style-name="P21"><text:span text:style-name="T18">Issue: The video’s s</text:span><text:span text:style-name="T20">o</text:span><text:span text:style-name="T18">und was being played using ffpyplayer.player </text:span><text:span text:style-name="T20">and the video using opencv. So the video and audio are not synching with each other. Precision till very miliseconds have been tried but yet after few seconds the synch gets disrupted: Issue diverted by not playing video sound at all: Issue still open.</text:span></text:p>
      <text:p text:style-name="P21"><text:span text:style-name="T18"/></text:p>
      <text:p text:style-name="P22">Task 4: video_player web app</text:p>
      <text:p text:style-name="P22">Work:</text:p>
      <text:p text:style-name="P22">1. <text:span text:style-name="T21">Live stream: Playing video using webcam with no controls.</text:span></text:p>
      <text:p text:style-name="P23"><text:span text:style-name="T18">2. Play Video: Playing video using opencv with no controls.</text:span></text:p>
      <text:p text:style-name="P23"><text:span text:style-name="T18">3. Play video with html: Play video with play/pause mouse controls using html video play.</text:span></text:p>
      <text:p text:style-name="P23"><text:span text:style-name="T18">To be added:</text:span></text:p>
      <text:p text:style-name="P23"><text:span text:style-name="T18">Homepage</text:span></text:p>
      <text:p text:style-name="P23"><text:span text:style-name="T18">Video upload choose path and submit</text:span></text:p>
      <text:p text:style-name="P23"><text:span text:style-name="T18">Enter link and submit</text:span></text:p>
      <text:p text:style-name="P23"><text:span text:style-name="T18">Play video with keyboard controls to trigger caption generation.</text:span></text:p>
      <text:p text:style-name="P23"><text:span text:style-name="T18">Play sound along with video.</text:span></text:p>
      <text:p text:style-name="P23"><text:span text:style-name="T18">Use voice commands with web app.</text:span></text:p>
      <text:p text:style-name="P23"><text:span text:style-name="T18">Deploy web app.</text:span></text:p>
      <text:p text:style-name="P23"><text:span text:style-name="T18"/></text:p>
      <text:p text:style-name="P23">Task 5: Exploring voice recognition</text:p>
      <text:p text:style-name="P23">Work done: </text:p>
      <text:p text:style-name="P23">1. <text:span text:style-name="T18">Exploring speech_recognition module.</text:span></text:p>
      <text:p text:style-name="P23"><text:span text:style-name="T18">Issue: Dependencies issues yet to be resolved.</text:span></text:p>
      <text:p text:style-name="P23"><text:span text:style-name="T18">To do:</text:span></text:p>
      <text:p text:style-name="P23"><text:span text:style-name="T18">Exploring Google’s web speech API for voice commands in web application.</text:span></text:p>
      <text:p text:style-name="P23"><text:span text:style-name="T18">Using voice commands to control video.</text:span></text:p>
      <text:p text:style-name="P23"><text:span text:style-name="T18"/></text:p>
      <text:p text:style-name="P23">Task 6: Project Documentation</text:p>
      <text:p text:style-name="P23">1. <text:span text:style-name="T18">Project write up for Software engineering submitted.</text:span></text:p>
      <text:p text:style-name="P23"><text:span text:style-name="T18">2. Project overview for Minor Project submitted.</text:span></text:p>
      <text:p text:style-name="P23"><text:soft-page-break/><text:span text:style-name="T18">3. Five UML diagrams submitted: Activity diagram, Sequence_diagram, State_Chart_Diagram, Class diagram, use case diagram.</text:span></text:p>
      <text:p text:style-name="P23"><text:span text:style-name="T18"/></text:p>
      <text:p text:style-name="P23"><text:span text:style-name="T18"/></text:p>
      <text:p text:style-name="P23">Task 7: Attempt to resolve video control with keyboard issue</text:p>
      <text:p text:style-name="P23">Steps:</text:p>
      <text:p text:style-name="P23">1. <text:span text:style-name="T22">In Parikh directory: play_video playing for some time with synch then synch is broken.</text:span></text:p>
      <text:p text:style-name="P24"><text:span text:style-name="T22">2. </text:span><text:span text:style-name="T18">The video_vlc_gui.py plays video and audio with synch but couldn’t able to extract current frame from video for caption.</text:span></text:p>
      <text:p text:style-name="P23"><text:span text:style-name="T18"/></text:p>
      <text:p text:style-name="P23"><text:span text:style-name="T18"/></text:p>
      <text:p text:style-name="P23"><text:span text:style-name="T18"/></text:p>
      <text:p text:style-name="P33"><text:line-break/></text:p>
      <text:p text:style-name="P1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Helvetica, Arial, sans-serif"/>
    <style:font-face style:name="Roboto" svg:font-family="Roboto, Noto, sans-serif"/>
    <style:font-face style:name="monospace" svg:font-family="monospace, 'Droid Sans Mono', monospace, monospace, 'Droid Sans Fallback'"/>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3T21:35:35.010836496</meta:creation-date>
    <dc:date>2020-10-14T16:48:53.521669962</dc:date>
    <meta:editing-duration>PT3M18S</meta:editing-duration>
    <meta:editing-cycles>2</meta:editing-cycles>
    <meta:generator>LibreOffice/6.0.7.3$Linux_X86_64 LibreOffice_project/00m0$Build-3</meta:generator>
    <meta:document-statistic meta:table-count="0" meta:image-count="0" meta:object-count="0" meta:page-count="5" meta:paragraph-count="104" meta:word-count="1435" meta:character-count="9659" meta:non-whitespace-character-count="8315"/>
  </office:meta>
</office:document-meta>
</file>